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3.773cm"/>
    </style:style>
    <style:style style:name="co2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3.279cm"/>
    </style:style>
    <style:style style:name="co7" style:family="table-column">
      <style:table-column-properties fo:break-before="auto" style:column-width="2.752cm"/>
    </style:style>
    <style:style style:name="co8" style:family="table-column">
      <style:table-column-properties fo:break-before="auto" style:column-width="3.75cm"/>
    </style:style>
    <style:style style:name="co9" style:family="table-column">
      <style:table-column-properties fo:break-before="auto" style:column-width="6.21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 style:data-style-name="N107"/>
    <style:style style:name="ce6" style:family="table-cell" style:parent-style-name="Default" style:data-style-name="N1"/>
    <style:style style:name="ce5" style:family="table-cell" style:parent-style-name="Default" style:data-style-name="N41"/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9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radius</text:p>
          </table:table-cell>
          <table:table-cell/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radial sphere</text:p>
          </table:table-cell>
          <table:table-cell office:value-type="float" office:value="1">
            <text:p>1</text:p>
          </table:table-cell>
          <table:table-cell table:formula="of:=4/3*PI()*[.C$1]^3" office:value-type="float" office:value="0.0654498469497874">
            <text:p>0.0654498469</text:p>
          </table:table-cell>
          <table:table-cell table:number-columns-repeated="4"/>
        </table:table-row>
        <table:table-row table:style-name="ro1">
          <table:table-cell office:value-type="string">
            <text:p>radial cylinder w/rounded ends (h=3r)</text:p>
          </table:table-cell>
          <table:table-cell table:formula="of:=[.B3]*[.C4]/[.C3]" office:value-type="float" office:value="5.5">
            <text:p>5.5</text:p>
          </table:table-cell>
          <table:table-cell table:formula="of:=[.C3]+2*PI()*[.C$1]^2*3*[.C$1]" office:value-type="float" office:value="0.35997415822383">
            <text:p>0.359974158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mall stack cylinder (h=r)</text:p>
          </table:table-cell>
          <table:table-cell table:formula="of:=[.B4]*[.D6]/[.C4]" office:value-type="float" office:value="12">
            <text:p>12</text:p>
          </table:table-cell>
          <table:table-cell/>
          <table:table-cell table:formula="of:=2*PI()*[.D$1]^2*[.D$1]" office:value-type="float" office:value="0.785398163397448">
            <text:p>0.7853981634</text:p>
          </table:table-cell>
          <table:table-cell table:number-columns-repeated="3"/>
        </table:table-row>
        <table:table-row table:style-name="ro1">
          <table:table-cell office:value-type="string">
            <text:p>large stack cylinder (h=r)</text:p>
          </table:table-cell>
          <table:table-cell table:formula="of:=[.B6]*[.E7]/[.D6]" office:value-type="float" office:value="96">
            <text:p>96</text:p>
          </table:table-cell>
          <table:table-cell table:number-columns-repeated="2"/>
          <table:table-cell table:formula="of:=2*PI()*[.E$1]^2*[.E$1]" office:value-type="float" office:value="6.28318530717959">
            <text:p>6.2831853072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kg/day</text:p>
          </table:table-cell>
          <table:table-cell office:value-type="string">
            <text:p>units/day</text:p>
          </table:table-cell>
          <table:table-cell office:value-type="string">
            <text:p>kg/unit</text:p>
          </table:table-cell>
          <table:table-cell office:value-type="string">
            <text:p>tonne/unit</text:p>
          </table:table-cell>
          <table:table-cell office:value-type="string">
            <text:p>tonne/(m^3)</text:p>
          </table:table-cell>
          <table:table-cell office:value-type="string">
            <text:p>unit/(m^3)</text:p>
          </table:table-cell>
        </table:table-row>
        <table:table-row table:style-name="ro1">
          <table:table-cell office:value-type="string">
            <text:p>Oxygen</text:p>
          </table:table-cell>
          <table:table-cell table:style-name="ce7" office:value-type="float" office:value="0.5">
            <text:p>0.5</text:p>
          </table:table-cell>
          <table:table-cell office:value-type="float" office:value="24">
            <text:p>24</text:p>
          </table:table-cell>
          <table:table-cell table:formula="of:=[.B11]/[.C11]" office:value-type="float" office:value="0.0208333333333333">
            <text:p>0.0208333333</text:p>
          </table:table-cell>
          <table:table-cell table:formula="of:=[.D11]/1000" office:value-type="float" office:value="0.0000208333333333333">
            <text:p>2.08333333333333E-005</text:p>
          </table:table-cell>
          <table:table-cell table:style-name="ce8" office:value-type="float" office:value="0.2628">
            <text:p>0.2628</text:p>
          </table:table-cell>
          <table:table-cell table:formula="of:=[.F11]/[.E11]" office:value-type="float" office:value="12614.4">
            <text:p>12614.4</text:p>
          </table:table-cell>
        </table:table-row>
        <table:table-row table:style-name="ro1">
          <table:table-cell office:value-type="string">
            <text:p>Oxygen</text:p>
          </table:table-cell>
          <table:table-cell table:style-name="ce7" office:value-type="float" office:value="0.8">
            <text:p>0.8</text:p>
          </table:table-cell>
          <table:table-cell office:value-type="float" office:value="0.25">
            <text:p>0.25</text:p>
          </table:table-cell>
          <table:table-cell table:formula="of:=[.B12]/[.C12]" office:value-type="float" office:value="3.2">
            <text:p>3.2</text:p>
          </table:table-cell>
          <table:table-cell table:formula="of:=[.D12]/1000" office:value-type="float" office:value="0.0032">
            <text:p>0.0032</text:p>
          </table:table-cell>
          <table:table-cell table:style-name="ce8" office:value-type="float" office:value="0.2628">
            <text:p>0.2628</text:p>
          </table:table-cell>
          <table:table-cell table:formula="of:=[.F12]/[.E12]" office:value-type="float" office:value="82.125">
            <text:p>82.12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tonne/unit</text:p>
          </table:table-cell>
          <table:table-cell office:value-type="string">
            <text:p>kg/day</text:p>
          </table:table-cell>
          <table:table-cell office:value-type="string">
            <text:p>units/day</text:p>
          </table:table-cell>
          <table:table-cell office:value-type="string">
            <text:p>units/h</text:p>
          </table:table-cell>
          <table:table-cell office:value-type="string">
            <text:p>units/s</text:p>
          </table:table-cell>
          <table:table-cell/>
        </table:table-row>
        <table:table-row table:style-name="ro1">
          <table:table-cell office:value-type="string">
            <text:p>Oxygen</text:p>
          </table:table-cell>
          <table:table-cell office:value-type="float" office:value="0.0032">
            <text:p>0.0032</text:p>
          </table:table-cell>
          <table:table-cell office:value-type="float" office:value="0.8">
            <text:p>0.8</text:p>
          </table:table-cell>
          <table:table-cell table:formula="of:=[.C16]/(1000*[.B16])" office:value-type="float" office:value="0.25">
            <text:p>0.25</text:p>
          </table:table-cell>
          <table:table-cell table:formula="of:=[.D16]/24" office:value-type="float" office:value="0.0104166666666667">
            <text:p>0.0104166667</text:p>
          </table:table-cell>
          <table:table-cell table:formula="of:=[.E16]/3600" office:value-type="float" office:value="0.00000289351851851852">
            <text:p>2.89351851851852E-006</text:p>
          </table:table-cell>
          <table:table-cell/>
        </table:table-row>
        <table:table-row table:style-name="ro1">
          <table:table-cell office:value-type="string">
            <text:p>Oxygen</text:p>
          </table:table-cell>
          <table:table-cell office:value-type="float" office:value="0.0032">
            <text:p>0.0032</text:p>
          </table:table-cell>
          <table:table-cell table:formula="of:=[.B12]*6" office:value-type="float" office:value="4.8">
            <text:p>4.8</text:p>
          </table:table-cell>
          <table:table-cell table:formula="of:=[.C17]/(1000*[.B16])" office:value-type="float" office:value="1.5">
            <text:p>1.5</text:p>
          </table:table-cell>
          <table:table-cell table:formula="of:=[.D17]/24" office:value-type="float" office:value="0.0625">
            <text:p>0.0625</text:p>
          </table:table-cell>
          <table:table-cell table:formula="of:=[.E17]/3600" office:value-type="float" office:value="0.0000173611111111111">
            <text:p>1.73611111111111E-005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column table:style-name="co2" table:number-columns-repeated="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>
            <text:p>oxygen density</text:p>
          </table:table-cell>
          <table:table-cell office:value-type="float" office:value="0.00002083">
            <text:p>0.00002083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string">
            <text:p>LS-O2A</text:p>
          </table:table-cell>
          <table:table-cell office:value-type="string">
            <text:p>LS-O2AA</text:p>
          </table:table-cell>
          <table:table-cell office:value-type="string">
            <text:p>LS-O2B</text:p>
          </table:table-cell>
          <table:table-cell office:value-type="string">
            <text:p>LS-O2C</text:p>
          </table:table-cell>
          <table:table-cell/>
          <table:table-cell office:value-type="string">
            <text:p>LS-19A</text:p>
          </table:table-cell>
          <table:table-cell office:value-type="string">
            <text:p>LS-32C</text:p>
          </table:table-cell>
          <table:table-cell table:number-columns-repeated="7"/>
        </table:table-row>
        <table:table-row table:style-name="ro1">
          <table:table-cell office:value-type="string">
            <text:p>dry mass</text:p>
          </table:table-cell>
          <table:table-cell office:value-type="float" office:value="0.00625">
            <text:p>0.00625</text:p>
          </table:table-cell>
          <table:table-cell office:value-type="float" office:value="0.025">
            <text:p>0.025</text:p>
          </table:table-cell>
          <table:table-cell office:value-type="float" office:value="0.0625">
            <text:p>0.0625</text:p>
          </table:table-cell>
          <table:table-cell office:value-type="float" office:value="0.5">
            <text:p>0.5</text:p>
          </table:table-cell>
          <table:table-cell/>
          <table:table-cell office:value-type="float" office:value="0.25">
            <text:p>0.25</text:p>
          </table:table-cell>
          <table:table-cell office:value-type="float" office:value="2.5">
            <text:p>2.5</text:p>
          </table:table-cell>
          <table:table-cell table:number-columns-repeated="7"/>
        </table:table-row>
        <table:table-row table:style-name="ro1">
          <table:table-cell office:value-type="string">
            <text:p>oxygen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 office:value-type="float" office:value="1800">
            <text:p>1800</text:p>
          </table:table-cell>
          <table:table-cell office:value-type="float" office:value="14400">
            <text:p>14400</text:p>
          </table:table-cell>
          <table:table-cell/>
          <table:table-cell office:value-type="float" office:value="600">
            <text:p>600</text:p>
          </table:table-cell>
          <table:table-cell office:value-type="float" office:value="4800">
            <text:p>4800</text:p>
          </table:table-cell>
          <table:table-cell table:number-columns-repeated="7"/>
        </table:table-row>
        <table:table-row table:style-name="ro1">
          <table:table-cell office:value-type="string">
            <text:p>oxygen mass</text:p>
          </table:table-cell>
          <table:table-cell table:formula="of:=[.B8]*[.$B$2]" office:value-type="float" office:value="0.0031245">
            <text:p>0.0031245</text:p>
          </table:table-cell>
          <table:table-cell table:formula="of:=[.C8]*[.$B$2]" office:value-type="float" office:value="0.012498">
            <text:p>0.012498</text:p>
          </table:table-cell>
          <table:table-cell table:formula="of:=[.D8]*[.$B$2]" office:value-type="float" office:value="0.037494">
            <text:p>0.037494</text:p>
          </table:table-cell>
          <table:table-cell table:formula="of:=[.E8]*[.$B$2]" office:value-type="float" office:value="0.299952">
            <text:p>0.299952</text:p>
          </table:table-cell>
          <table:table-cell/>
          <table:table-cell table:formula="of:=[.G8]*[.$B$2]" office:value-type="float" office:value="0.012498">
            <text:p>0.012498</text:p>
          </table:table-cell>
          <table:table-cell table:formula="of:=[.H8]*[.$B$2]" office:value-type="float" office:value="0.099984">
            <text:p>0.099984</text:p>
          </table:table-cell>
          <table:table-cell table:number-columns-repeated="7"/>
        </table:table-row>
        <table:table-row table:style-name="ro1">
          <table:table-cell office:value-type="string">
            <text:p>O2/dry mass</text:p>
          </table:table-cell>
          <table:table-cell table:formula="of:=[.B8]/[.B7]" office:value-type="float" office:value="24000">
            <text:p>24000</text:p>
          </table:table-cell>
          <table:table-cell table:formula="of:=[.C8]/[.C7]" office:value-type="float" office:value="24000">
            <text:p>24000</text:p>
          </table:table-cell>
          <table:table-cell table:formula="of:=[.D8]/[.D7]" office:value-type="float" office:value="28800">
            <text:p>28800</text:p>
          </table:table-cell>
          <table:table-cell table:formula="of:=[.E8]/[.E7]" office:value-type="float" office:value="28800">
            <text:p>28800</text:p>
          </table:table-cell>
          <table:table-cell/>
          <table:table-cell table:formula="of:=[.G8]/[.G7]" office:value-type="float" office:value="2400">
            <text:p>2400</text:p>
          </table:table-cell>
          <table:table-cell table:formula="of:=[.H8]/[.H7]" office:value-type="float" office:value="1920">
            <text:p>1920</text:p>
          </table:table-cell>
          <table:table-cell table:number-columns-repeated="7"/>
        </table:table-row>
        <table:table-row table:style-name="ro1">
          <table:table-cell office:value-type="string">
            <text:p>recycling factor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office:value-type="string">
            <text:p>total dry</text:p>
          </table:table-cell>
          <table:table-cell office:value-type="string">
            <text:p>total oxygen</text:p>
          </table:table-cell>
          <table:table-cell office:value-type="string">
            <text:p>total mass</text:p>
          </table:table-cell>
          <table:table-cell office:value-type="string">
            <text:p>total oxygen mass</text:p>
          </table:table-cell>
          <table:table-cell office:value-type="string">
            <text:p>effective supply</text:p>
          </table:table-cell>
          <table:table-cell office:value-type="string">
            <text:p>effective supply/mass</text:p>
          </table:table-cell>
        </table:table-row>
        <table:table-row table:style-name="ro1">
          <table:table-cell office:value-type="string">
            <text:p>number of tank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table:number-columns-repeated="2"/>
          <table:table-cell/>
          <table:table-cell table:formula="of:=[.B14]*[.B$7]+[.C14]*[.C$7]+[.D14]*[.D$7]+[.E14]*[.E$7]+[.G14]*[.G$7]+[.H14]*[.H$7]" office:value-type="float" office:value="2.4375">
            <text:p>2.4375</text:p>
          </table:table-cell>
          <table:table-cell table:formula="of:=[.B14]*[.B$8]+[.C14]*[.C$8]+[.D14]*[.D$8]+[.E14]*[.E$8]+[.G14]*[.G$8]+[.H14]*[.H$8]" office:value-type="float" office:value="70200">
            <text:p>70200</text:p>
          </table:table-cell>
          <table:table-cell table:style-name="ce4" table:formula="of:=[.J14]+[.M14]" office:value-type="float" office:value="3.899766">
            <text:p>3.899766</text:p>
          </table:table-cell>
          <table:table-cell table:formula="of:=[.K14]*[.$B$2]" office:value-type="float" office:value="1.462266">
            <text:p>1.462266</text:p>
          </table:table-cell>
          <table:table-cell table:formula="of:=IF([.H14]&gt;0;[.K14]*[.H$11];IF([.G14]&gt;0;[.K14]*[.G$11];[.K14]))" office:value-type="float" office:value="70200">
            <text:p>70200</text:p>
          </table:table-cell>
          <table:table-cell table:style-name="ce6" table:formula="of:=[.N14]/[.L14]" office:value-type="float" office:value="18001.0800648039">
            <text:p>18001</text:p>
          </table:table-cell>
        </table:table-row>
        <table:table-row table:style-name="ro1">
          <table:table-cell/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table:formula="of:=[.B15]*[.B$7]+[.C15]*[.C$7]+[.D15]*[.D$7]+[.E15]*[.E$7]+[.G15]*[.G$7]+[.H15]*[.H$7]" office:value-type="float" office:value="3.3125">
            <text:p>3.3125</text:p>
          </table:table-cell>
          <table:table-cell table:formula="of:=[.B15]*[.B$8]+[.C15]*[.C$8]+[.D15]*[.D$8]+[.E15]*[.E$8]+[.G15]*[.G$8]+[.H15]*[.H$8]" office:value-type="float" office:value="28200">
            <text:p>28200</text:p>
          </table:table-cell>
          <table:table-cell table:style-name="ce4" table:formula="of:=[.J15]+[.M15]" office:value-type="float" office:value="3.899906">
            <text:p>3.899906</text:p>
          </table:table-cell>
          <table:table-cell table:formula="of:=[.K15]*[.$B$2]" office:value-type="float" office:value="0.587406">
            <text:p>0.587406</text:p>
          </table:table-cell>
          <table:table-cell table:formula="of:=IF([.H15]&gt;0;[.K15]*[.H$11];IF([.G15]&gt;0;[.K15]*[.G$11];[.K15]))" office:value-type="float" office:value="70500">
            <text:p>70500</text:p>
          </table:table-cell>
          <table:table-cell table:style-name="ce6" table:formula="of:=[.N15]/[.L15]" office:value-type="float" office:value="18077.3587876221">
            <text:p>1807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/>
          <table:table-cell table:number-columns-repeated="2"/>
          <table:table-cell/>
          <table:table-cell table:formula="of:=[.B17]*[.B$7]+[.C17]*[.C$7]+[.D17]*[.D$7]+[.E17]*[.E$7]+[.G17]*[.G$7]+[.H17]*[.H$7]" office:value-type="float" office:value="0.3">
            <text:p>0.3</text:p>
          </table:table-cell>
          <table:table-cell table:formula="of:=[.B17]*[.B$8]+[.C17]*[.C$8]+[.D17]*[.D$8]+[.E17]*[.E$8]+[.G17]*[.G$8]+[.H17]*[.H$8]" office:value-type="float" office:value="8400">
            <text:p>8400</text:p>
          </table:table-cell>
          <table:table-cell table:style-name="ce4" table:formula="of:=[.J17]+[.M17]" office:value-type="float" office:value="0.474972">
            <text:p>0.474972</text:p>
          </table:table-cell>
          <table:table-cell table:formula="of:=[.K17]*[.$B$2]" office:value-type="float" office:value="0.174972">
            <text:p>0.174972</text:p>
          </table:table-cell>
          <table:table-cell table:formula="of:=IF([.H17]&gt;0;[.K17]*[.H$11];IF([.G17]&gt;0;[.K17]*[.G$11];[.K17]))" office:value-type="float" office:value="8400">
            <text:p>8400</text:p>
          </table:table-cell>
          <table:table-cell table:style-name="ce6" table:formula="of:=[.N17]/[.L17]" office:value-type="float" office:value="17685.2530254415">
            <text:p>17685</text:p>
          </table:table-cell>
        </table:table-row>
        <table:table-row table:style-name="ro1">
          <table:table-cell/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/>
          <table:table-cell table:formula="of:=[.B18]*[.B$7]+[.C18]*[.C$7]+[.D18]*[.D$7]+[.E18]*[.E$7]+[.G18]*[.G$7]+[.H18]*[.H$7]" office:value-type="float" office:value="0.3875">
            <text:p>0.3875</text:p>
          </table:table-cell>
          <table:table-cell table:formula="of:=[.B18]*[.B$8]+[.C18]*[.C$8]+[.D18]*[.D$8]+[.E18]*[.E$8]+[.G18]*[.G$8]+[.H18]*[.H$8]" office:value-type="float" office:value="4200">
            <text:p>4200</text:p>
          </table:table-cell>
          <table:table-cell table:style-name="ce4" table:formula="of:=[.J18]+[.M18]" office:value-type="float" office:value="0.474986">
            <text:p>0.474986</text:p>
          </table:table-cell>
          <table:table-cell table:formula="of:=[.K18]*[.$B$2]" office:value-type="float" office:value="0.087486">
            <text:p>0.087486</text:p>
          </table:table-cell>
          <table:table-cell table:formula="of:=IF([.H18]&gt;0;[.K18]*[.H$11];IF([.G18]&gt;0;[.K18]*[.G$11];[.K18]))" office:value-type="float" office:value="8400">
            <text:p>8400</text:p>
          </table:table-cell>
          <table:table-cell table:style-name="ce6" table:formula="of:=[.N18]/[.L18]" office:value-type="float" office:value="17684.731760515">
            <text:p>1768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number-columns-repeated="3"/>
          <table:table-cell office:value-type="float" office:value="10">
            <text:p>10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table:formula="of:=[.B20]*[.B$7]+[.C20]*[.C$7]+[.D20]*[.D$7]+[.E20]*[.E$7]+[.G20]*[.G$7]+[.H20]*[.H$7]" office:value-type="float" office:value="7.5">
            <text:p>7.5</text:p>
          </table:table-cell>
          <table:table-cell table:formula="of:=[.B20]*[.B$8]+[.C20]*[.C$8]+[.D20]*[.D$8]+[.E20]*[.E$8]+[.G20]*[.G$8]+[.H20]*[.H$8]" office:value-type="float" office:value="148800">
            <text:p>148800</text:p>
          </table:table-cell>
          <table:table-cell table:style-name="ce4" table:formula="of:=[.J20]+[.M20]" office:value-type="float" office:value="10.599504">
            <text:p>10.599504</text:p>
          </table:table-cell>
          <table:table-cell table:formula="of:=[.K20]*[.$B$2]" office:value-type="float" office:value="3.099504">
            <text:p>3.099504</text:p>
          </table:table-cell>
          <table:table-cell table:formula="of:=IF([.H20]&gt;0;[.K20]*[.H$11];IF([.G20]&gt;0;[.K20]*[.G$11];[.K20]))" office:value-type="float" office:value="372000">
            <text:p>372000</text:p>
          </table:table-cell>
          <table:table-cell table:style-name="ce6" table:formula="of:=[.N20]/[.L20]" office:value-type="float" office:value="35095.9818497167">
            <text:p>35096</text:p>
          </table:table-cell>
        </table:table-row>
        <table:table-row table:style-name="ro1">
          <table:table-cell/>
          <table:table-cell table:number-columns-repeated="2"/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/>
          <table:table-cell office:value-type="float" office:value="2">
            <text:p>2</text:p>
          </table:table-cell>
          <table:table-cell/>
          <table:table-cell/>
          <table:table-cell table:formula="of:=[.B21]*[.B$7]+[.C21]*[.C$7]+[.D21]*[.D$7]+[.E21]*[.E$7]+[.G21]*[.G$7]+[.H21]*[.H$7]" office:value-type="float" office:value="7">
            <text:p>7</text:p>
          </table:table-cell>
          <table:table-cell table:formula="of:=[.B21]*[.B$8]+[.C21]*[.C$8]+[.D21]*[.D$8]+[.E21]*[.E$8]+[.G21]*[.G$8]+[.H21]*[.H$8]" office:value-type="float" office:value="188400">
            <text:p>188400</text:p>
          </table:table-cell>
          <table:table-cell table:style-name="ce4" table:formula="of:=[.J21]+[.M21]" office:value-type="float" office:value="10.924372">
            <text:p>10.924372</text:p>
          </table:table-cell>
          <table:table-cell table:formula="of:=[.K21]*[.$B$2]" office:value-type="float" office:value="3.924372">
            <text:p>3.924372</text:p>
          </table:table-cell>
          <table:table-cell table:formula="of:=IF([.H21]&gt;0;[.K21]*[.H$11];IF([.G21]&gt;0;[.K21]*[.G$11];[.K21]))" office:value-type="float" office:value="376800">
            <text:p>376800</text:p>
          </table:table-cell>
          <table:table-cell table:style-name="ce6" table:formula="of:=[.N21]/[.L21]" office:value-type="float" office:value="34491.6851970987">
            <text:p>34492</text:p>
          </table:table-cell>
        </table:table-row>
      </table:table>
      <table:table table:name="Sheet3" table:style-name="ta1" table:print="false">
        <table:table-column table:style-name="co2" table:number-columns-repeated="12" table:default-cell-style-name="Default"/>
        <table:table-row table:style-name="ro1" table:number-rows-repeated="5">
          <table:table-cell table:number-columns-repeated="12"/>
        </table:table-row>
        <table:table-row table:style-name="ro1">
          <table:table-cell office:value-type="string">
            <text:p>day</text:p>
          </table:table-cell>
          <table:table-cell office:value-type="string">
            <text:p>time</text:p>
          </table:table-cell>
          <table:table-cell office:value-type="string">
            <text:p>elapsed time</text:p>
          </table:table-cell>
          <table:table-cell/>
          <table:table-cell office:value-type="string">
            <text:p>O2</text:p>
          </table:table-cell>
          <table:table-cell office:value-type="string">
            <text:p>O2 rate expected</text:p>
          </table:table-cell>
          <table:table-cell office:value-type="string">
            <text:p>O2 rate actual</text:p>
          </table:table-cell>
          <table:table-cell office:value-type="string">
            <text:p>O2 error</text:p>
          </table:table-cell>
          <table:table-cell office:value-type="string">
            <text:p>CO2</text:p>
          </table:table-cell>
          <table:table-cell office:value-type="string">
            <text:p>CO2 rate expected</text:p>
          </table:table-cell>
          <table:table-cell office:value-type="string">
            <text:p>CO2 rate actual</text:p>
          </table:table-cell>
          <table:table-cell office:value-type="string">
            <text:p>CO2 error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time" office:time-value="PT00H00M43S">
            <text:p>00:00:43</text:p>
          </table:table-cell>
          <table:table-cell table:number-columns-repeated="2"/>
          <table:table-cell office:value-type="float" office:value="10460">
            <text:p>1046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table:style-name="ce5" office:value-type="time" office:time-value="PT22H12M31S">
            <text:p>22:12:31</text:p>
          </table:table-cell>
          <table:table-cell table:formula="of:=24*([.A8]-[.A7])+[.B8]-[.B7]" office:value-type="time" office:time-value="PT20182H11M48S">
            <text:p>20182:11:48</text:p>
          </table:table-cell>
          <table:table-cell/>
          <table:table-cell office:value-type="float" office:value="7801">
            <text:p>7801</text:p>
          </table:table-cell>
          <table:table-cell office:value-type="float" office:value="-3">
            <text:p>-3</text:p>
          </table:table-cell>
          <table:table-cell table:formula="of:=([.E8]-[.E7])/[.$C8]" office:value-type="float" office:value="-3.16199475478305">
            <text:p>-3.1619947548</text:p>
          </table:table-cell>
          <table:table-cell table:formula="of:=([.G8]-[.F8])/[.F8]" office:value-type="float" office:value="0.0539982515943507">
            <text:p>0.0539982516</text:p>
          </table:table-cell>
          <table:table-cell office:value-type="float" office:value="2659">
            <text:p>2659</text:p>
          </table:table-cell>
          <table:table-cell office:value-type="float" office:value="3">
            <text:p>3</text:p>
          </table:table-cell>
          <table:table-cell table:formula="of:=([.I8]-[.I7])/[.$C8]" office:value-type="float" office:value="3.16199475478305">
            <text:p>3.1619947548</text:p>
          </table:table-cell>
          <table:table-cell table:formula="of:=([.K8]-[.J8])/[.J8]" office:value-type="float" office:value="0.0539982515943507">
            <text:p>0.053998251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style-name="ce5" office:value-type="time" office:time-value="PT08H13M42S">
            <text:p>08:13:42</text:p>
          </table:table-cell>
          <table:table-cell table:formula="of:=24*([.A9]-[.A8])+[.B9]-[.B8]" office:value-type="time" office:time-value="PT9778H01M11S">
            <text:p>9778:01:11</text:p>
          </table:table-cell>
          <table:table-cell/>
          <table:table-cell office:value-type="float" office:value="8028">
            <text:p>8028</text:p>
          </table:table-cell>
          <table:table-cell table:formula="of:=-3+3.6" office:value-type="float" office:value="0.6">
            <text:p>0.6</text:p>
          </table:table-cell>
          <table:table-cell table:formula="of:=([.E9]-[.E8])/[.$C9]" office:value-type="float" office:value="0.557168031438768">
            <text:p>0.5571680314</text:p>
          </table:table-cell>
          <table:table-cell table:formula="of:=([.G9]-[.F9])/[.F9]" office:value-type="float" office:value="-0.071386614268721">
            <text:p>-0.0713866143</text:p>
          </table:table-cell>
          <table:table-cell office:value-type="float" office:value="1493">
            <text:p>1493</text:p>
          </table:table-cell>
          <table:table-cell table:formula="of:=3-6" office:value-type="float" office:value="-3">
            <text:p>-3</text:p>
          </table:table-cell>
          <table:table-cell table:formula="of:=([.I9]-[.I8])/[.$C9]" office:value-type="float" office:value="-2.86192918351367">
            <text:p>-2.8619291835</text:p>
          </table:table-cell>
          <table:table-cell table:formula="of:=([.K9]-[.J9])/[.J9]" office:value-type="float" office:value="-0.0460236054954436">
            <text:p>-0.046023605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time" office:time-value="PT00H47M00S">
            <text:p>00:47:00</text:p>
          </table:table-cell>
          <table:table-cell table:number-columns-repeated="2"/>
          <table:table-cell office:value-type="float" office:value="10460">
            <text:p>10460</text:p>
          </table:table-cell>
          <table:table-cell table:number-columns-repeated="3"/>
          <table:table-cell office:value-type="float" office:value="0.07">
            <text:p>0.07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table:style-name="ce5" office:value-type="time" office:time-value="PT22H11M02S">
            <text:p>22:11:02</text:p>
          </table:table-cell>
          <table:table-cell table:formula="of:=24*([.A12]-[.A11])+[.B12]-[.B11]" office:value-type="time" office:time-value="PT20181H24M02S">
            <text:p>20181:24:02</text:p>
          </table:table-cell>
          <table:table-cell/>
          <table:table-cell office:value-type="float" office:value="6029">
            <text:p>6029</text:p>
          </table:table-cell>
          <table:table-cell office:value-type="float" office:value="-5">
            <text:p>-5</text:p>
          </table:table-cell>
          <table:table-cell table:formula="of:=([.E12]-[.E11])/[.$C12]" office:value-type="float" office:value="-5.26940633814067">
            <text:p>-5.2694063381</text:p>
          </table:table-cell>
          <table:table-cell table:formula="of:=([.G12]-[.F12])/[.F12]" office:value-type="float" office:value="0.0538812676281331">
            <text:p>0.0538812676</text:p>
          </table:table-cell>
          <table:table-cell office:value-type="float" office:value="4431">
            <text:p>4431</text:p>
          </table:table-cell>
          <table:table-cell office:value-type="float" office:value="5">
            <text:p>5</text:p>
          </table:table-cell>
          <table:table-cell table:formula="of:=([.I12]-[.I11])/[.$C12]" office:value-type="float" office:value="5.26932309317482">
            <text:p>5.2693230932</text:p>
          </table:table-cell>
          <table:table-cell table:formula="of:=([.K12]-[.J12])/[.J12]" office:value-type="float" office:value="0.0538646186349636">
            <text:p>0.053864618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style-name="ce5" office:value-type="time" office:time-value="PT08H12M13S">
            <text:p>08:12:13</text:p>
          </table:table-cell>
          <table:table-cell table:formula="of:=24*([.A13]-[.A12])+[.B13]-[.B12]" office:value-type="time" office:time-value="PT9778H01M11S">
            <text:p>9778:01:11</text:p>
          </table:table-cell>
          <table:table-cell/>
          <table:table-cell office:value-type="float" office:value="7605">
            <text:p>7605</text:p>
          </table:table-cell>
          <table:table-cell table:formula="of:=-5+9" office:value-type="float" office:value="4">
            <text:p>4</text:p>
          </table:table-cell>
          <table:table-cell table:formula="of:=([.E9]-[.E12])/[.$C9]" office:value-type="float" office:value="4.90651495526915">
            <text:p>4.9065149553</text:p>
          </table:table-cell>
          <table:table-cell table:formula="of:=([.G13]-[.F13])/[.F13]" office:value-type="float" office:value="0.226628738817287">
            <text:p>0.2266287388</text:p>
          </table:table-cell>
          <table:table-cell office:value-type="float" office:value="491">
            <text:p>491</text:p>
          </table:table-cell>
          <table:table-cell table:formula="of:=5-15" office:value-type="float" office:value="-10">
            <text:p>-10</text:p>
          </table:table-cell>
          <table:table-cell table:formula="of:=([.I13]-[.I12])/[.$C9]" office:value-type="float" office:value="-9.67066979677861">
            <text:p>-9.6706697968</text:p>
          </table:table-cell>
          <table:table-cell table:formula="of:=([.K13]-[.J13])/[.J13]" office:value-type="float" office:value="-0.0329330203221392">
            <text:p>-0.032933020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6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1">2013-11-21</text:date>, <text:time>21:4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Icely</meta:initial-creator>
    <meta:creation-date>2013-09-06T20:01:17.84</meta:creation-date>
    <dc:date>2013-11-21T21:40:46.89</dc:date>
    <dc:creator>Brian Icely</dc:creator>
    <meta:editing-duration>PT11H17M19S</meta:editing-duration>
    <meta:editing-cycles>9</meta:editing-cycles>
    <meta:generator>OpenOffice.org/3.3$Win32 OpenOffice.org_project/330m20$Build-9567</meta:generator>
    <meta:document-statistic meta:table-count="3" meta:cell-count="234" meta:object-count="0"/>
  </office:meta>
</office:document-meta>
</file>